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11"><text:s/>0.Prolog<text:tab/>5</text:p>
          <text:p text:style-name="P11"><text:s/>1.Büro 1: Schlemmer<text:tab/>9</text:p>
          <text:p text:style-name="P11"><text:s/>2.Büro 2: Ingeborg<text:tab/>11</text:p>
          <text:p text:style-name="P11"><text:s/>3.Büro 3: Kommission<text:tab/>13</text:p>
          <text:p text:style-name="P11"><text:s/>4.Büro 4: Hazeltine<text:tab/>16</text:p>
          <text:p text:style-name="P11"><text:s/>5.Flughafen 1: Scarlett<text:tab/>18</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7">2,9 Milliarden Menschen leben auf dem Planeten.<text:line-break/><text:span text:style-name="T1">Wir wären schon weit über 3 Milliarden, hätten wir nicht so viel Kriege gehabt in den letzten 45 Jahren. Sogar zwei Weltkriege! </text:span></text:p>
      <text:p text:style-name="P7"><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7">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Svante Arrhenius, Begründer dieser Theorie und Nobelpreisträger für Chemie, wäre heute 100 Jahre alt geworden.<text:line-break/><text:span text:style-name="T1">So ein Quatsch. 1895! Das hätte man doch längst gemerkt...!</text:span></text:p>
      <text:p text:style-name="P7"><text:span text:style-name="T1">Apropos Hawaii: <text:line-break/></text:span>Hawaii <text:s/>und Alaska werden der 49. und 50. Bundesstaat der USA.</text:p>
      <text:p text:style-name="P8">[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8">[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text:soft-page-break/>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8">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8">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8">Irgendwie habe ich das Gefühl, dass die Deutschen immer die Finger mit im Spiel haben, aber nie <text:soft-page-break/>zu ihren Gunsten... und auch niemals zu irgendjemandes Gunsten.</text:p>
      <text:p text:style-name="P8"/>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text:soft-page-break/>bis er fast 100 wird. <text:s/></text:p>
      <text:p text:style-name="P9">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 Ja, endlich! Mit die Kinder.</text:p>
      <text:p text:style-name="Text_20_body">INGEBORG: Ach so.</text:p>
      <text:p text:style-name="Text_20_body"><text:soft-page-break/>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PHYLLIS: [to MacNamara] You better send a cable her parents and tell therm that Scarlett has checked in.</text:p>
      <text:p text:style-name="Text_20_body"><text:soft-page-break/>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nicht mit den Hacken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INGEBORG: Erinnerst Du dich an die russische Handelskommission? Sie rufen mich dauernd an, sie wollen mich unbedingt.<text:line-break/><text:soft-pag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ein Teil der Bühne öffnet sich und zeigt das Büro von Hazeltine. Hazeltine telefoniert. Auf seinem Schreibtisch liegt ein halb gepackter Aktenkoffer]</text:p>
      <text:p text:style-name="Text_20_body">HASELTINE: MacNamara, what's going on there in Berlin? [picks up letter from the desk] I have a <text:soft-page-break/>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s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9">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text:soft-page-break/>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ie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text:soft-page-break/>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Dean Rusk, Dean Acheson, Dean Anybody... und wenn Sie kein Glück haben, bringen Sie mir Senator Talmadge von Georgia!...</text:p>
      <text:p text:style-name="Text_20_body">[Scarlett geht leise und unbeschwert zum Schreibtisch]</text:p>
      <text:p text:style-name="Text_20_body">... und wenn er nicht dabei ist, versuchen Sie es mit Huntley und Brinkley bei NBC …</text:p>
      <text:p text:style-name="Text_20_body">[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Das Telefon klingent, MacNamara nimmt ab]</text:p>
      <text:p text:style-name="Text_20_body">MacNAMARA: [ins Telefon] Wer? ...Chet Huntly? Okay, ich sprech mit ihm. Hello, Mr. Huntley Just wanted to tell you I've been watching your program. Keep up the good work. Bye. [knallt den Hörer auf die Gabel. Zu Scarlett]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text:soft-page-break/>MacNAMARA: Gott sei Dank!</text:p>
      <text:p text:style-name="Text_20_body">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Stückchen davon.</text:p>
      <text:p text:style-name="Text_20_body">OTTO: Reden Sie nicht so mit meiner Frau.</text:p>
      <text:p text:style-name="Text_20_body"><text:soft-page-break/>[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text:soft-page-break/>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text:soft-pag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text:soft-page-break/>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0">[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any minute.</text:p>
      <text:p text:style-name="Text_20_body"><text:soft-page-break/>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PHYLLIS: You framed that poor boy.</text:p>
      <text:p text:style-name="Text_20_body">MacNAMARA: You bet I did! I'm not going to let that Communist crackpot ruin somebody's life.</text:p>
      <text:p text:style-name="Text_20_body">PHYLLIS: But she loves him.</text:p>
      <text:p text:style-name="Text_20_body"><text:soft-page-break/>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ie Walküre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3-23T12:53:18.40</dc:date>
    <dc:creator>Jirka Dell'Oro-Friedl</dc:creator>
    <meta:editing-duration>P10DT20H52M24S</meta:editing-duration>
    <meta:editing-cycles>74</meta:editing-cycles>
    <meta:generator>OpenOffice/4.1.15$Win32 OpenOffice.org_project/4115m2$Build-9813</meta:generator>
    <meta:document-statistic meta:table-count="1" meta:image-count="0" meta:object-count="1" meta:page-count="37" meta:paragraph-count="735" meta:word-count="12212" meta:character-count="779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